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Times New Roman" svg:font-family="Times New Roman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Times New Roman" fo:font-size="14.0pt" fo:color="#000000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note over browser: User submit the form</text:p>
      <text:p text:style-name="P2">note over browser: On submission js file add new_note to notes</text:p>
      <text:p text:style-name="P2">note over browser: Convert new_note into JSON file format</text:p>
      <text:p text:style-name="P2">browser-&gt;server: HTTP POST https://studies.cs.helsinki.fi/exampleapp/new_note_spa</text:p>
      <text:p text:style-name="P2">server-&gt;browser: status code 201 {"message":"note created"}</text:p>
      <text:p text:style-name="P2"/>
      <text:p text:style-name="P2">Only 1 POST request is send and <text:span text:style-name="T1">the server does not ask for a redirect, so the browser stays on the same page without reload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3</meta:generator>
  </office:meta>
</office:document-meta>
</file>